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7]*[.B7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" calcext:value-type="float" table:number-columns-spanned="1" table:number-rows-spanned="4">
            <text:p>0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</text:p>
          </table:table-cell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80" calcext:value-type="float">
            <text:p>180,0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71428571429" calcext:value-type="float">
            <text:p>188,57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090909090909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6" calcext:value-type="float">
            <text:p>176,0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Проверка 555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20:44:56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9H6M5S</meta:editing-duration>
    <meta:editing-cycles>736</meta:editing-cycles>
    <meta:generator>LibreOffice/7.1.4.2$Windows_X86_64 LibreOffice_project/a529a4fab45b75fefc5b6226684193eb000654f6</meta:generator>
    <dc:date>2021-11-04T21:29:05.844000000</dc: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